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Text_20_body">
      <style:paragraph-properties fo:line-height="150%" fo:text-align="justify" style:justify-single-word="false"/>
    </style:style>
    <style:style style:name="P3" style:family="paragraph" style:parent-style-name="Heading_20_1">
      <style:paragraph-properties fo:line-height="150%" fo:text-align="justify" style:justify-single-word="false"/>
    </style:style>
    <style:style style:name="P4" style:family="paragraph" style:parent-style-name="Heading_20_2">
      <style:paragraph-properties fo:line-height="150%" fo:text-align="justify" style:justify-single-word="false"/>
    </style:style>
    <style:style style:name="P5" style:family="paragraph" style:parent-style-name="Kód">
      <style:paragraph-properties fo:line-height="150%" fo:text-align="justify" style:justify-single-word="false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style:font-name="Courier New" fo:font-size="10pt" officeooo:rsid="00113063" style:font-size-asian="10pt" style:font-size-complex="10pt"/>
    </style:style>
    <style:style style:name="T4" style:family="text">
      <style:text-properties style:font-name="Courier New" officeooo:rsid="00113063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1130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Modul docházka</text:h>
      <text:h text:style-name="P4" text:outline-level="2">Registrace příchodů a odchodů</text:h>
      <text:p text:style-name="P5">Při příchodu zaměstnance se příslušný záznam o příchodu uloží do tabulky <text:span text:style-name="T2">dochazka_temp</text:span>. Teprve při odchodu se ukládají záznamy o příchodu (z tempu) a o odchodu (záznam s aktuálním časem) do tabulky <text:span text:style-name="T2">dochazka_pruchody</text:span>.</text:p>
      <text:p text:style-name="P2">Pokud by existoval při příchodu jiný záznam pro kombinaci zaměstnance a čipu v <text:span text:style-name="T2">dochazka_temp</text:span>, bude tento záznam přesunut do <text:span text:style-name="T2">dochazka_error</text:span> a v <text:span text:style-name="T3">dochazka_</text:span><text:span text:style-name="T2">temp</text:span> bude zase jenom jeden aktuální záznam. Pokud při odchodu neexistuje příslušný příchod (v <text:span text:style-name="T2">dochazka_temp</text:span> ani ručně zapsaný v <text:span text:style-name="T2">dochazka_pruchody</text:span>), bude záznam o odchodu rovněž uložený v <text:span text:style-name="T2">dochazka_temp</text:span>.</text:p>
      <text:p text:style-name="P2">Pokud je pauza mezi jednotlivými pracovními bloky vyšší než 8 hodin, den směny bude nastaven na aktuální datum. Jinak je den směny převzat ze dne směny příchodu, tedy ze dne příchodu.</text:p>
      <text:p text:style-name="P2">Aby se docházka zobrazovala správně dny směny, musí být při použití druhého čipu čipováno ještě před půlnocí (bude nastaven správný den směny).</text:p>
      <text:p text:style-name="P2">Tabulky <text:span text:style-name="T2">dochazka_pruchody</text:span> a <text:span text:style-name="T2">dochazka_temp</text:span> by tak neměly obsahovat nesprávná nebo nekonzistentní data – chyby jsou v <text:span text:style-name="T2">dochazka_error</text:span>.</text:p>
      <text:h text:style-name="P4" text:outline-level="2">Přítomní zaměstnanci</text:h>
      <text:p text:style-name="P1">Pokud bude potřeba zobrazovat <text:span text:style-name="T6">úplný</text:span> přehled zaměstnanců, kteří jsou právě v práci, nestačí data vybrat z relace <text:span text:style-name="T2">dochazka_temp</text:span>. Může se taky stát, že někdo si zapomene zaznamenat na terminálu docházku, včas si to uvědomí a docházka mu bude ještě ten den zapsána ručně. Potom v relaci <text:span text:style-name="T2">dochazka_temp</text:span> není žádný záznam o příchodu, protože ten už je v <text:span text:style-name="T2">dochazka_pruchody</text:span>. Proto <text:span text:style-name="T6">pro správná data</text:span> bude potřeba mimo <text:span text:style-name="T2">dochazka_temp</text:span> prověřit i relaci <text:span text:style-name="T2">dochazka_pruchod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Kód" style:family="paragraph" style:parent-style-name="Text_20_body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11S</meta:editing-duration>
    <meta:editing-cycles>6</meta:editing-cycles>
    <meta:generator>LibreOffice/3.6$Windows_x86 LibreOffice_project/2ef5aff-a6fb0ff-166bdff-cf087ad-0f1389</meta:generator>
    <dc:date>2013-01-29T23:23:30.50</dc:date>
    <meta:document-statistic meta:table-count="0" meta:image-count="0" meta:object-count="0" meta:page-count="1" meta:paragraph-count="9" meta:word-count="230" meta:character-count="1546" meta:non-whitespace-character-count="1325"/>
    <meta:user-defined meta:name="Info 1"/>
    <meta:user-defined meta:name="Info 2"/>
    <meta:user-defined meta:name="Info 3"/>
    <meta:user-defined meta:name="Info 4"/>
  </office:meta>
</office:document-meta>
</file>